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font color="#dea628"&gt;Unofficial gvSIG Mobile for Linux devices v. 0.1.6&lt;/font&gt;&lt;/h1&gt;</text:p>
      <text:p text:style-name="Normal"/>
      <text:p text:style-name="P1">&lt;h2&gt;&lt;font color="6a6a6a"&gt;Starting the application&lt;/font&gt;&lt;/h2&gt;</text:p>
      <text:p text:style-name="P1">&lt;p&gt;There should be an icon under "Applications - Geospatial Beta software" to start</text:p>
      <text:p text:style-name="P1">this application. You can also start it by typing &lt;em&gt;ugvsigmo&lt;/em&gt; in a Linux terminal.</text:p>
      <text:p text:style-name="Normal"/>
      <text:p text:style-name="P1">&lt;h2&gt;&lt;font color="6a6a6a"&gt;Documentation&lt;/font&gt;&lt;/h2&gt;</text:p>
      <text:p text:style-name="Normal"/>
      <text:p text:style-name="P1">&lt;ul&gt;</text:p>
      <text:p text:style-name="P1">&lt;li&gt;&lt;b&gt;English&lt;/b&gt;&lt;/li&gt;</text:p>
      <text:p text:style-name="P1"> <text:s/>&lt;ul&gt;</text:p>
      <text:p text:style-name="P1"> <text:s/>&lt;li&gt;&lt;a href="file:///usr/local/share/ugvsigmobile/English_One-page_User_Manual.pdf"&gt;&lt;b&gt;[open]&lt;/b&gt;&lt;/a&gt; One-page user manual&lt;/li&gt;</text:p>
      <text:p text:style-name="P1"> <text:s/>&lt;li&gt;&lt;a href="file:///usr/local/share/ugvsigmobile/English_Special_Vintage_Gallery.pdf"&gt;&lt;b&gt;[open]&lt;/b&gt;&lt;/a&gt; Special British maps gallery&lt;/li&gt;</text:p>
      <text:p text:style-name="P1"> <text:s/>&lt;li&gt;&lt;a href="file:///usr/local/share/ugvsigmobile/English_Synchronisation_Brochure.pdf"&gt;&lt;b&gt;[open]&lt;/b&gt;&lt;/a&gt; Geo-synchronisation brochure&lt;/li&gt;</text:p>
      <text:p text:style-name="P1"> <text:s/>&lt;/ul&gt;</text:p>
      <text:p text:style-name="P1">&lt;li&gt;&lt;b&gt;Italiano&lt;/b&gt;&lt;/li&gt;</text:p>
      <text:p text:style-name="P1"> <text:s/>&lt;ul&gt;</text:p>
      <text:p text:style-name="P1"> <text:s/>&lt;li&gt;&lt;a href="file:///usr/local/share/ugvsigmobile/Italiano_One-page_User_Manual.pdf"&gt;&lt;b&gt;[apri]&lt;/b&gt;&lt;/a&gt; Manuale sintetico per l'utente&lt;/li&gt;</text:p>
      <text:p text:style-name="P1"> <text:s/>&lt;li&gt;&lt;a href="file:///usr/local/share/ugvsigmobile/Italiano_Special_Vintage_Gallery.pdf"&gt;&lt;b&gt;[apri]&lt;/b&gt;&lt;/a&gt; Elenco layer britanici&lt;/li&gt;</text:p>
      <text:p text:style-name="P1"> <text:s/>&lt;li&gt;&lt;a href="file:///usr/local/share/ugvsigmobile/Italiano_Synchronisation_Brochure.pdf"&gt;&lt;b&gt;[apri]&lt;/b&gt;&lt;/a&gt; Presentazione speciale: geo-sincronizzazione&lt;/li&gt;</text:p>
      <text:p text:style-name="P1"> <text:s/>&lt;/ul&gt;</text:p>
      <text:p text:style-name="P1">&lt;/ul&gt;</text:p>
      <text:p text:style-name="Normal"/>
      <text:p text:style-name="P1">&lt;p&gt;For more details, visit these websites:</text:p>
      <text:p text:style-name="Normal"/>
      <text:p text:style-name="P1">&lt;ul&gt;</text:p>
      <text:p text:style-name="P1">&lt;li&gt;Project website: &lt;a href="http://gvsigmobileonopenmoko.wordpress.com"&gt;http://gvsigmobileonopenmoko.wordpress.com&lt;/a&gt;&lt;/li&gt;</text:p>
      <text:p text:style-name="P1">&lt;li&gt;Tellus project website: &lt;a href="http://tellusproject.blogspot.com/"&gt;http://tellusproject.blogspot.com&lt;/a&gt;&lt;/li&gt;</text:p>
      <text:p text:style-name="P1">&lt;/ul&gt;</text:p>
      <text:p text:style-name="Normal"/>
      <text:p text:style-name="P1">&lt;h2&gt;&lt;font color="6a6a6a"&gt;Special thanks&lt;/font&gt;&lt;/h2&gt;</text:p>
      <text:p text:style-name="Normal"/>
      <text:p text:style-name="P1">&lt;ul&gt;</text:p>
      <text:p text:style-name="P1">&lt;li&gt;Manuel Gomez from &lt;a href="http://www.ubikis.com"&gt;Ubikis&lt;/a&gt; (Lyon, France)&lt;/li&gt;</text:p>
      <text:p text:style-name="P1">&lt;li&gt;Joseph Reeves and all the crew from &lt;a href="http://www.oadigital.net"&gt;Oxford Archaeology&lt;/a&gt; (Oxford, UK)&lt;/li&gt;</text:p>
      <text:p text:style-name="P1">&lt;/ul&gt;</text:p>
      <text:p text:style-name="Normal"/>
      <text:p text:style-name="P1">&lt;h2&gt;&lt;font color="6a6a6a"&gt;Background&lt;/font&gt;&lt;/h2&gt;</text:p>
      <text:p text:style-name="P1">&lt;p&gt;The gvSIG and gvSIG Mobile projects are funded by the Conselleria d'Infraestructures i Transports</text:p>
      <text:p text:style-name="P1">(Generalitat Valenciana, Spain) and developed by Prodevelop SL,</text:p>
      <text:p text:style-name="P1">Iver and Instituto Robotica (UV):&lt;br&gt;&lt;br&gt;&lt;a href="http://www.gvsig.gva.es"&gt;http://www.gvsig.gva.es&lt;/a&gt;</text:p>
      <text:p text:style-name="Normal"/>
      <text:p text:style-name="P1">&lt;p&gt;gvSIG Mobile is a JME-CDC GIS application that runs on pocket PCs and smartphones. The official</text:p>
      <text:p text:style-name="P1">version runs so far only on Windows Mobile.</text:p>
      <text:p text:style-name="Normal"/>
      <text:p text:style-name="P1">&lt;p&gt;In summer 2008, Joseph Reeves from &lt;a href="http://www.oadigital.net"&gt;Oxford Archaeology&lt;/a&gt;</text:p>
      <text:p text:style-name="P1">showed great interest in using gvSIG Mobile</text:p>
      <text:p text:style-name="P1">on &lt;a href="http://wiki.openmoko.org/wiki/Main_Page"&gt;Openmoko&lt;/a&gt;, a Linux-based operating system used</text:p>
      <text:p text:style-name="P1">on a new phone called Neo Freerunner. So I started to create an unofficial version with a new GUI (simpler</text:p>
      <text:p text:style-name="P1">and more finger-oriented), based on the not-so-mature Java resources available on Openmoko. This software</text:p>
      <text:p text:style-name="P1">is now available in an initial beta version so that we can receive some feed-back from us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